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2.15cm" fo:min-width="4.1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4.6cm" svg:height="2.4cm" svg:x="3cm" svg:y="8.95cm">
          <text:p text:style-name="P1">Echo cli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6cm" svg:height="2.4cm" svg:x="11.4cm" svg:y="8.95cm">
          <text:p text:style-name="P1">Echo server</text:p>
          <draw:enhanced-geometry svg:viewBox="0 0 21600 21600" draw:mirror-horizontal="false" draw:mirror-vertical="false" draw:type="rectangle" draw:enhanced-path="M 0 0 L 21600 0 21600 21600 0 21600 0 0 Z N"/>
        </draw:custom-shape>
        <draw:g xml:id="id2" draw:id="id2">
          <draw:polygon draw:style-name="gr2" draw:text-style-name="P3" draw:layer="layout" svg:width="0.809cm" svg:height="0.607cm" draw:transform="rotate (1.5707963267949) translate (9.3925cm 10.555cm)" svg:viewBox="0 0 810 608" draw:points="0,608 810,608 810,0 608,405 405,0 203,405 0,0">
            <text:p/>
          </draw:polygon>
          <draw:polygon draw:style-name="gr2" draw:text-style-name="P3" draw:layer="layout" svg:width="0.809cm" svg:height="0.607cm" draw:transform="rotate (1.5707963267949) translate (8.9875cm 10.555cm)" svg:viewBox="0 0 810 608" draw:points="0,0 810,0 810,203 608,608 405,203 203,608 0,203">
            <text:p/>
          </draw:polygon>
        </draw:g>
        <draw:connector draw:style-name="gr2" draw:text-style-name="P3" draw:layer="layout" draw:type="line" svg:x1="11.4cm" svg:y1="10.15cm" svg:x2="10cm" svg:y2="10.15cm" draw:start-shape="id1" draw:end-shape="id2" draw:end-glue-point="1" svg:d="M11400 10150h-1400" svg:viewBox="0 0 1401 1">
          <text:p/>
        </draw:connector>
        <draw:connector draw:style-name="gr2" draw:text-style-name="P3" draw:layer="layout" draw:type="line" svg:x1="8.988cm" svg:y1="10.15cm" svg:x2="7.6cm" svg:y2="10.15cm" draw:start-shape="id2" draw:start-glue-point="3" draw:end-shape="id3" draw:end-glue-point="1" svg:d="M8988 10150h-1388" svg:viewBox="0 0 1389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Arseniy  Zhizhelev</meta:initial-creator>
    <meta:creation-date>2020-05-06T19:22:46.347132271</meta:creation-date>
    <dc:date>2020-05-06T19:50:37.599590033</dc:date>
    <dc:creator>Arseniy  Zhizhelev</dc:creator>
    <meta:editing-duration>PT12M41S</meta:editing-duration>
    <meta:editing-cycles>2</meta:editing-cycles>
    <meta:generator>LibreOffice/6.3.5.2$Linux_X86_64 LibreOffice_project/30$Build-2</meta:generator>
    <meta:document-statistic meta:object-count="7"/>
  </office:meta>
</office:document-meta>
</file>